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69cm" style:rel-column-width="1910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2" style:family="table-cell">
      <style:table-cell-properties fo:border-bottom="0.002cm solid #000000" fo:border-right="none" fo:padding="0.097cm" fo:border-left="none" fo:border-top="none"/>
    </style:style>
    <style:style style:name="Table1.G12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fo:margin-left="-0.021cm" fo:margin-right="0cm" style:width="16.963cm"/>
    </style:style>
    <style:style style:name="Table3.A" style:family="table-column">
      <style:table-column-properties style:column-width="3.704cm" style:rel-column-width="2100*"/>
    </style:style>
    <style:style style:name="Table3.B" style:family="table-column">
      <style:table-column-properties style:column-width="1.958cm" style:rel-column-width="1110*"/>
    </style:style>
    <style:style style:name="Table3.C" style:family="table-column">
      <style:table-column-properties style:column-width="2.831cm" style:rel-column-width="1605*"/>
    </style:style>
    <style:style style:name="Table3.D" style:family="table-column">
      <style:table-column-properties style:column-width="1.905cm" style:rel-column-width="1080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4cm" style:rel-column-width="190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4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2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6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illustrazioni 3d, alta definizion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CONSUNTIVO VOLANTIN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promo desk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            <text:p text:style-name="Table_20_Contents">
totem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            <text:p text:style-name="Table_20_Contents">
movimentazione materiali c/o vs magazzini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o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46:34</dc:date>
    <meta:editing-cycles>246</meta:editing-cycles>
    <meta:editing-duration>PT10H13M42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98" meta:character-count="913"/>
  </office:meta>
</office:document-meta>
</file>